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/section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sg ID</text:p>
          </table:table-cell>
          <table:table-cell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windowTitl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-2 / 8 + (0-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uilds window title incorporating text if passed in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turns ID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instanceID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numeric ID of current instance (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number-columns-repeated="3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keymapSiz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tual size of keymap (0 = full linear map)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mport .kbm file – ret. ‘A' frequency has to be fetched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ex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exportKbm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i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6:Sheet1.AMJ71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9-25T19:55:32.357446691</dc:date>
    <meta:editing-duration>P10DT7H18M56S</meta:editing-duration>
    <meta:editing-cycles>820</meta:editing-cycles>
    <meta:generator>LibreOffice/7.4.7.2$Linux_X86_64 LibreOffice_project/40$Build-2</meta:generator>
    <meta:document-statistic meta:table-count="1" meta:cell-count="6455" meta:object-count="0"/>
  </office:meta>
</office:document-meta>
</file>